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5eca8" officeooo:paragraph-rsid="0015eca8"/>
    </style:style>
    <style:style style:name="P2" style:family="paragraph" style:parent-style-name="Standard">
      <style:text-properties style:font-name="Khmer OS" fo:font-weight="bold" officeooo:rsid="001797b2" officeooo:paragraph-rsid="001797b2" style:font-weight-asian="bold" style:font-weight-complex="bold"/>
    </style:style>
    <style:style style:name="P3" style:family="paragraph" style:parent-style-name="Standard">
      <style:text-properties fo:color="#ffffff" loext:opacity="100%" style:font-name="Khmer OS" officeooo:rsid="0016ef08" officeooo:paragraph-rsid="0016ef08" fo:background-color="#00a933"/>
    </style:style>
    <style:style style:name="T1" style:family="text">
      <style:text-properties officeooo:rsid="0016ef08"/>
    </style:style>
    <style:style style:name="T2" style:family="text">
      <style:text-properties officeooo:rsid="00182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8/Dec/21</text:p>
      <text:p text:style-name="P1"><text:line-break/><text:tab/>- <text:span text:style-name="T2">We can access class member by object and static.</text:span><text:line-break/></text:p>
      <text:p text:style-name="P2">+ String:<text:line-break/></text:p>
      <text:p text:style-name="P1"><text:tab/>- Join string<text:line-break/><text:tab/>- app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8T10:11:46.622447304</meta:creation-date>
    <dc:date>2021-12-08T10:14:12.356126426</dc:date>
    <meta:editing-duration>PT2M23S</meta:editing-duration>
    <meta:editing-cycles>6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4" meta:word-count="19" meta:character-count="100" meta:non-whitespace-character-count="79"/>
  </office:meta>
</office:document-meta>
</file>